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fo:font-style="normal" fo:font-weight="normal" officeooo:rsid="0001ecde" officeooo:paragraph-rsid="0001ecde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Times New Roman" fo:font-size="16pt" fo:font-weight="bold" officeooo:rsid="0001ecde" officeooo:paragraph-rsid="0001ecde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1ecde" officeooo:paragraph-rsid="0001ecde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officeooo:paragraph-rsid="0001ecde"/>
    </style:style>
    <style:style style:name="P5" style:family="paragraph" style:parent-style-name="Standard">
      <style:text-properties officeooo:rsid="0001ecde" officeooo:paragraph-rsid="0001ecde"/>
    </style:style>
    <style:style style:name="T1" style:family="text">
      <style:text-properties fo:color="#5c6370" loext:opacity="100%" style:font-name="JetBrains Mono" fo:font-size="13pt" fo:font-style="italic" fo:font-weight="normal" style:font-size-asian="13pt" style:font-style-asian="italic" style:font-weight-asian="normal"/>
    </style:style>
    <style:style style:name="T2" style:family="text">
      <style:text-properties fo:color="#5c6370" loext:opacity="100%" style:font-name="JetBrains Mono" fo:font-size="13pt" fo:font-style="italic" fo:font-weight="normal" officeooo:rsid="0001ecde" style:font-size-asian="13pt" style:font-style-asian="italic" style:font-weight-asian="normal"/>
    </style:style>
    <style:style style:name="T3" style:family="text">
      <style:text-properties fo:color="#5c6370" loext:opacity="100%" style:font-name="JetBrains Mono" fo:font-size="14pt" fo:font-style="italic" fo:font-weight="normal" style:font-size-asian="14pt" style:font-style-asian="italic" style:font-weight-asian="normal" style:font-size-complex="14pt"/>
    </style:style>
    <style:style style:name="T4" style:family="text">
      <style:text-properties fo:color="#5c6370" loext:opacity="100%" style:font-name="JetBrains Mono" fo:font-size="14pt" fo:font-style="italic" fo:font-weight="normal" officeooo:rsid="0001ecde" style:font-size-asian="14pt" style:font-style-asian="italic" style:font-weight-asian="normal" style:font-size-complex="14pt"/>
    </style:style>
    <style:style style:name="T5" style:family="text">
      <style:text-properties fo:color="#5c6370" loext:opacity="100%" style:font-name="Times New Roman" fo:font-size="14pt" fo:font-style="italic" fo:font-weight="normal" style:font-size-asian="14pt" style:font-style-asian="italic" style:font-weight-asian="normal" style:font-size-complex="14pt"/>
    </style:style>
    <style:style style:name="T6" style:family="text">
      <style:text-properties fo:color="#5c6370" loext:opacity="100%" style:font-name="Times New Roman" fo:font-size="14pt" fo:font-style="italic" fo:font-weight="normal" officeooo:rsid="0001ecde" style:font-size-asian="14pt" style:font-style-asian="italic" style:font-weight-asian="normal" style:font-size-complex="14pt"/>
    </style:style>
    <style:style style:name="T7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font-style="normal" fo:font-weight="normal" officeooo:rsid="0001ecde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1:</text:p>
      <text:p text:style-name="P2"/>
      <text:p text:style-name="P4"><text:span text:style-name="T8">1) Кэширование лемм используется для повышения производительности и эффективности различных задач обработки естественного языка (NLP). Когда компьютеру необходимо найти лемму для данного слова, поиск в кэше может быть значительно быстрее, чем поиск в большой базе данных лемм. Это особенно полезно в приложениях, где лемматизация выполняется часто. В качестве пример я измерил скорость выполнения лемматизации без хеширования и с хешированием: результаты выполнения 5.924 секунд и 4.387 секунд соответственно.</text:span></text:p>
      <text:p text:style-name="P4"><text:span text:style-name="T8"/></text:p>
      <text:p text:style-name="P5"><text:span text:style-name="T8">2</text:span><text:span text:style-name="T7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30:08.007099154</meta:creation-date>
    <meta:generator>LibreOffice/7.3.7.2$Linux_X86_64 LibreOffice_project/30$Build-2</meta:generator>
    <dc:date>2024-05-09T22:37:22.749378762</dc:date>
    <meta:editing-duration>PT29M34S</meta:editing-duration>
    <meta:editing-cycles>1</meta:editing-cycles>
    <meta:document-statistic meta:table-count="0" meta:image-count="0" meta:object-count="0" meta:page-count="1" meta:paragraph-count="3" meta:word-count="70" meta:character-count="518" meta:non-whitespace-character-count="451"/>
  </office:meta>
</office:document-meta>
</file>